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8pt" style:font-size-asian="18pt" style:font-size-complex="18pt"/>
    </style:style>
    <style:style style:name="P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T7" style:parent-style-name="DefaultParagraphFont" style:family="text">
      <style:text-properties fo:font-size="18pt" style:font-size-asian="18pt" style:font-size-complex="18pt"/>
    </style:style>
    <style:style style:name="T8" style:parent-style-name="DefaultParagraphFont" style:family="text">
      <style:text-properties fo:font-size="18pt" style:font-size-asian="18pt" style:font-size-complex="18pt"/>
    </style:style>
    <style:style style:name="T9" style:parent-style-name="DefaultParagraphFont" style:family="text">
      <style:text-properties fo:font-size="18pt" style:font-size-asian="18pt" style:font-size-complex="18pt"/>
    </style:style>
    <style:style style:name="T10" style:parent-style-name="DefaultParagraphFont" style:family="text">
      <style:text-properties fo:font-size="18pt" style:font-size-asian="18pt" style:font-size-complex="18pt"/>
    </style:style>
    <style:style style:name="T11" style:parent-style-name="DefaultParagraphFont" style:family="text">
      <style:text-properties fo:font-size="18pt" style:font-size-asian="18pt" style:font-size-complex="18pt"/>
    </style:style>
    <style:style style:name="T12" style:parent-style-name="DefaultParagraphFont" style:family="text">
      <style:text-properties fo:font-size="18pt" style:font-size-asian="18pt" style:font-size-complex="18pt"/>
    </style:style>
    <style:style style:name="T1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4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size="18pt" style:font-size-asian="18pt" style:font-size-complex="18pt"/>
    </style:style>
    <style:style style:name="T1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7" style:parent-style-name="DefaultParagraphFont" style:family="text">
      <style:text-properties fo:font-size="18pt" style:font-size-asian="18pt" style:font-size-complex="18pt"/>
    </style:style>
    <style:style style:name="T18" style:parent-style-name="DefaultParagraphFont" style:family="text">
      <style:text-properties fo:font-size="18pt" style:font-size-asian="18pt" style:font-size-complex="18pt"/>
    </style:style>
    <style:style style:name="T19" style:parent-style-name="DefaultParagraphFont" style:family="text">
      <style:text-properties fo:font-size="18pt" style:font-size-asian="18pt" style:font-size-complex="18pt"/>
    </style:style>
    <style:style style:name="T2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1" style:parent-style-name="DefaultParagraphFont" style:family="text">
      <style:text-properties fo:font-size="18pt" style:font-size-asian="18pt" style:font-size-complex="18pt"/>
    </style:style>
    <style:style style:name="T22" style:parent-style-name="DefaultParagraphFont" style:family="text">
      <style:text-properties fo:font-size="18pt" style:font-size-asian="18pt" style:font-size-complex="18pt"/>
    </style:style>
    <style:style style:name="T2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2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" style:parent-style-name="DefaultParagraphFont" style:family="text">
      <style:text-properties fo:font-size="18pt" style:font-size-asian="18pt" style:font-size-complex="18pt"/>
    </style:style>
    <style:style style:name="P27" style:parent-style-name="Normal" style:family="paragraph">
      <style:text-properties fo:font-size="18pt" style:font-size-asian="18pt" style:font-size-complex="18pt"/>
    </style:style>
    <style:style style:name="T28" style:parent-style-name="DefaultParagraphFont" style:family="text">
      <style:text-properties fo:font-size="18pt" style:font-size-asian="18pt" style:font-size-complex="18pt"/>
    </style:style>
    <style:style style:name="P2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2" style:parent-style-name="Normal" style:family="paragraph">
      <style:text-properties fo:font-size="18pt" style:font-size-asian="18pt" style:font-size-complex="18pt"/>
    </style:style>
    <style:style style:name="P3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4" style:parent-style-name="Normal" style:list-style-name="LFO1" style:family="paragraph">
      <style:text-properties fo:font-size="18pt" style:font-size-asian="18pt" style:font-size-complex="18pt"/>
    </style:style>
    <style:style style:name="P35" style:parent-style-name="Normal" style:list-style-name="LFO1" style:family="paragraph">
      <style:text-properties fo:font-size="18pt" style:font-size-asian="18pt" style:font-size-complex="18pt"/>
    </style:style>
    <style:style style:name="T3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7" style:parent-style-name="DefaultParagraphFont" style:family="text">
      <style:text-properties fo:font-size="18pt" style:font-size-asian="18pt" style:font-size-complex="18pt"/>
    </style:style>
    <style:style style:name="T3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39" style:parent-style-name="Normal" style:family="paragraph">
      <style:text-properties fo:font-size="18pt" style:font-size-asian="18pt" style:font-size-complex="18pt"/>
    </style:style>
    <style:style style:name="P40" style:parent-style-name="Normal" style:family="paragraph">
      <style:text-properties fo:font-size="18pt" style:font-size-asian="18pt" style:font-size-complex="18pt"/>
    </style:style>
    <style:style style:name="P41" style:parent-style-name="Normal" style:family="paragraph">
      <style:text-properties fo:font-size="18pt" style:font-size-asian="18pt" style:font-size-complex="18pt"/>
    </style:style>
    <style:style style:name="P4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3" style:parent-style-name="Normal" style:family="paragraph">
      <style:text-properties fo:font-size="18pt" style:font-size-asian="18pt" style:font-size-complex="18pt"/>
    </style:style>
    <style:style style:name="P44" style:parent-style-name="Normal" style:list-style-name="LFO2" style:family="paragraph">
      <style:text-properties fo:font-size="18pt" style:font-size-asian="18pt" style:font-size-complex="18pt"/>
    </style:style>
    <style:style style:name="P45" style:parent-style-name="Normal" style:list-style-name="LFO2" style:family="paragraph"/>
    <style:style style:name="T4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7" style:parent-style-name="DefaultParagraphFont" style:family="text">
      <style:text-properties fo:font-size="18pt" style:font-size-asian="18pt" style:font-size-complex="18pt"/>
    </style:style>
    <style:style style:name="P48" style:parent-style-name="Normal" style:list-style-name="LFO2" style:family="paragraph"/>
    <style:style style:name="T4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0" style:parent-style-name="DefaultParagraphFont" style:family="text">
      <style:text-properties fo:font-size="18pt" style:font-size-asian="18pt" style:font-size-complex="18pt"/>
    </style:style>
    <style:style style:name="P51" style:parent-style-name="Normal" style:list-style-name="LFO2" style:family="paragraph"/>
    <style:style style:name="T5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3" style:parent-style-name="DefaultParagraphFont" style:family="text">
      <style:text-properties fo:font-size="18pt" style:font-size-asian="18pt" style:font-size-complex="18pt"/>
    </style:style>
    <style:style style:name="P54" style:parent-style-name="Normal" style:list-style-name="LFO2" style:family="paragraph"/>
    <style:style style:name="T5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6" style:parent-style-name="DefaultParagraphFont" style:family="text">
      <style:text-properties fo:font-size="18pt" style:font-size-asian="18pt" style:font-size-complex="18pt"/>
    </style:style>
    <style:style style:name="T57" style:parent-style-name="DefaultParagraphFont" style:family="text">
      <style:text-properties fo:font-size="18pt" style:font-size-asian="18pt" style:font-size-complex="18pt"/>
    </style:style>
    <style:style style:name="T5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9" style:parent-style-name="DefaultParagraphFont" style:family="text">
      <style:text-properties fo:font-size="18pt" style:font-size-asian="18pt" style:font-size-complex="18pt"/>
    </style:style>
    <style:style style:name="P6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5" style:parent-style-name="Normal" style:family="paragraph">
      <style:text-properties fo:font-size="18pt" style:font-size-asian="18pt" style:font-size-complex="18pt"/>
    </style:style>
    <style:style style:name="P6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7" style:parent-style-name="Normal" style:list-style-name="LFO3" style:family="paragraph">
      <style:text-properties fo:font-size="18pt" style:font-size-asian="18pt" style:font-size-complex="18pt"/>
    </style:style>
    <style:style style:name="P68" style:parent-style-name="Normal" style:list-style-name="LFO3" style:family="paragraph"/>
    <style:style style:name="T69" style:parent-style-name="DefaultParagraphFont" style:family="text">
      <style:text-properties fo:font-size="18pt" style:font-size-asian="18pt" style:font-size-complex="18pt"/>
    </style:style>
    <style:style style:name="T7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7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72" style:parent-style-name="Normal" style:family="paragraph">
      <style:text-properties fo:font-size="18pt" style:font-size-asian="18pt" style:font-size-complex="18pt"/>
    </style:style>
    <style:style style:name="T73" style:parent-style-name="DefaultParagraphFont" style:family="text">
      <style:text-properties fo:font-size="18pt" style:font-size-asian="18pt" style:font-size-complex="18pt"/>
    </style:style>
    <style:style style:name="T74" style:parent-style-name="DefaultParagraphFont" style:family="text">
      <style:text-properties style:font-name="Segoe UI Symbol" style:font-name-complex="Segoe UI Symbol" fo:font-size="18pt" style:font-size-asian="18pt" style:font-size-complex="18pt"/>
    </style:style>
    <style:style style:name="T75" style:parent-style-name="DefaultParagraphFont" style:family="text">
      <style:text-properties fo:font-size="18pt" style:font-size-asian="18pt" style:font-size-complex="18pt"/>
    </style:style>
    <style:style style:name="P76" style:parent-style-name="Normal" style:family="paragraph">
      <style:text-properties fo:font-size="18pt" style:font-size-asian="18pt" style:font-size-complex="18pt"/>
    </style:style>
    <style:style style:name="P7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78" style:parent-style-name="Normal" style:family="paragraph">
      <style:text-properties fo:font-size="18pt" style:font-size-asian="18pt" style:font-size-complex="18pt"/>
    </style:style>
    <style:style style:name="P79" style:parent-style-name="Normal" style:family="paragraph">
      <style:text-properties fo:font-size="18pt" style:font-size-asian="18pt" style:font-size-complex="18pt"/>
    </style:style>
    <style:style style:name="T80" style:parent-style-name="DefaultParagraphFont" style:family="text">
      <style:text-properties fo:font-size="18pt" style:font-size-asian="18pt" style:font-size-complex="18pt"/>
    </style:style>
    <style:style style:name="T81" style:parent-style-name="Hyperlink" style:family="text">
      <style:text-properties fo:font-size="18pt" style:font-size-asian="18pt" style:font-size-complex="18pt"/>
    </style:style>
    <style:style style:name="P82" style:parent-style-name="Normal" style:family="paragraph">
      <style:text-properties fo:font-size="18pt" style:font-size-asian="18pt" style:font-size-complex="18pt"/>
    </style:style>
    <style:style style:name="T83" style:parent-style-name="DefaultParagraphFont" style:family="text">
      <style:text-properties fo:font-size="18pt" style:font-size-asian="18pt" style:font-size-complex="18pt"/>
    </style:style>
    <style:style style:name="T84" style:parent-style-name="DefaultParagraphFont" style:family="text">
      <style:text-properties fo:font-size="18pt" style:font-size-asian="18pt" style:font-size-complex="18pt"/>
    </style:style>
    <style:style style:name="T85" style:parent-style-name="DefaultParagraphFont" style:family="text">
      <style:text-properties style:font-name="Segoe UI Symbol" style:font-name-complex="Segoe UI Symbol" fo:font-size="18pt" style:font-size-asian="18pt" style:font-size-complex="18pt"/>
    </style:style>
    <style:style style:name="P86" style:parent-style-name="Normal" style:family="paragraph">
      <style:text-properties style:font-name="Segoe UI Symbol" style:font-name-complex="Segoe UI Symbol" fo:font-size="18pt" style:font-size-asian="18pt" style:font-size-complex="18pt"/>
    </style:style>
    <style:style style:name="P87" style:parent-style-name="Normal" style:family="paragraph">
      <style:text-properties style:font-name="Segoe UI Symbol" style:font-name-complex="Segoe UI Symbol" fo:font-weight="bold" style:font-weight-asian="bold" style:font-weight-complex="bold" fo:font-size="18pt" style:font-size-asian="18pt" style:font-size-complex="18pt"/>
    </style:style>
    <style:style style:name="P88" style:parent-style-name="Normal" style:family="paragraph">
      <style:text-properties style:font-name="Segoe UI Symbol" style:font-name-complex="Segoe UI Symbol" fo:font-weight="bold" style:font-weight-asian="bold" style:font-weight-complex="bold" fo:font-size="18pt" style:font-size-asian="18pt" style:font-size-complex="18pt"/>
    </style:style>
    <style:style style:name="P8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9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94" style:parent-style-name="DefaultParagraphFont" style:family="text">
      <style:text-properties fo:font-size="18pt" style:font-size-asian="18pt" style:font-size-complex="18pt"/>
    </style:style>
    <style:style style:name="P95" style:parent-style-name="Normal" style:family="paragraph">
      <style:text-properties fo:font-size="18pt" style:font-size-asian="18pt" style:font-size-complex="18pt"/>
    </style:style>
    <style:style style:name="P96" style:parent-style-name="Normal" style:family="paragraph">
      <style:text-properties fo:font-size="18pt" style:font-size-asian="18pt" style:font-size-complex="18pt"/>
    </style:style>
    <style:style style:name="P9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98" style:parent-style-name="DefaultParagraphFont" style:family="text">
      <style:text-properties fo:font-size="18pt" style:font-size-asian="18pt" style:font-size-complex="18pt"/>
    </style:style>
    <style:style style:name="T99" style:parent-style-name="DefaultParagraphFont" style:family="text">
      <style:text-properties fo:font-size="18pt" style:font-size-asian="18pt" style:font-size-complex="18pt"/>
    </style:style>
    <style:style style:name="T100" style:parent-style-name="Hyperlink" style:family="text">
      <style:text-properties fo:font-size="18pt" style:font-size-asian="18pt" style:font-size-complex="18pt"/>
    </style:style>
    <style:style style:name="P101" style:parent-style-name="Normal" style:family="paragraph">
      <style:text-properties fo:font-size="18pt" style:font-size-asian="18pt" style:font-size-complex="18p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1.</text:span><text:span text:style-name="T3">Importing Module</text:span></text:p>
      <text:p text:style-name="P4">const express = require("express");</text:p>
      <text:p text:style-name="P5">Explanation;</text:p>
      <text:p text:style-name="Normal"><text:span text:style-name="T6"><text:s text:c="24"/>T</text:span><text:span text:style-name="T7">his line imports the<text:s/></text:span><text:span text:style-name="T8">Express.js module</text:span><text:span text:style-name="T9"><text:s/>into the project. Express is a<text:s/></text:span><text:span text:style-name="T10">Node.js framework</text:span><text:span text:style-name="T11"><text:s/>used to create web servers and APIs easily.</text:span><text:span text:style-name="T12">Creating Express Application</text:span></text:p>
      <text:p text:style-name="Normal"><text:span text:style-name="T13">2.</text:span><text:span text:style-name="T14">Creating Express Application</text:span></text:p>
      <text:p text:style-name="P15">const app = express();<text:s/></text:p>
      <text:p text:style-name="Normal"><text:span text:style-name="T16">Explanation:</text:span><text:span text:style-name="T17"><text:line-break/>Here we create an<text:s/></text:span><text:span text:style-name="T18">Express application instance</text:span><text:s/><text:span text:style-name="T19">his app object is used to define routes, middleware, and server</text:span><text:span text:style-name="T20"><text:s/></text:span><text:span text:style-name="T21">configuration</text:span></text:p>
      <text:p text:style-name="Normal"><text:span text:style-name="T22">3.</text:span><text:span text:style-name="T23">Defining Server Port</text:span></text:p>
      <text:p text:style-name="P24">const PORT = 3000;</text:p>
      <text:p text:style-name="Normal"><text:span text:style-name="T25">Explanation:</text:span><text:span text:style-name="T26"><text:s/></text:span></text:p>
      <text:p text:style-name="P27"><text:s text:c="23"/><text:s/>This line defines the<text:s/>port number<text:s/>on which the server will run.<text:line-break/>Port<text:s/>3000 is commonly used for development servers.</text:p>
      <text:p text:style-name="Normal"><text:span text:style-name="T28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29">4.Middleware Configuration</text:p>
      <text:p text:style-name="P30">app.use(express.json());</text:p>
      <text:p text:style-name="P31">Explanation:</text:p>
      <text:p text:style-name="P32">This line adds JSON middleware to the server</text:p>
      <text:soft-page-break/>
      <text:p text:style-name="P33">Purpose</text:p>
      <text:list text:style-name="LFO1" text:continue-numbering="true">
        <text:list-item>
          <text:p text:style-name="P34">It allows the server to receive JSON data from the client.</text:p>
        </text:list-item>
        <text:list-item>
          <text:p text:style-name="P35">Mostly used for POST and PUT requests</text:p>
        </text:list-item>
      </text:list>
      <text:p text:style-name="Normal"><text:span text:style-name="T36">5.</text:span><text:span text:style-name="T37"><text:s/></text:span><text:span text:style-name="T38">Hardcoded Data</text:span></text:p>
      <text:p text:style-name="P39">const menuItems = [</text:p>
      <text:p text:style-name="P40"><text:s text:c="2"/>{ id: "1", name: "Zinger Burger", price: 550, category: "Fast Food", image: "URL" }</text:p>
      <text:p text:style-name="P41">];</text:p>
      <text:p text:style-name="P42">Explanation:</text:p>
      <text:p text:style-name="P43">This is a static array of objects containing restaurant menu items</text:p>
      <text:list text:style-name="LFO2" text:continue-numbering="true">
        <text:list-item>
          <text:p text:style-name="P44"/>
        </text:list-item>
        <text:list-item>
          <text:p text:style-name="P45"><text:span text:style-name="T46">name</text:span><text:span text:style-name="T47"><text:s/>→ food item name</text:span></text:p>
        </text:list-item>
        <text:list-item>
          <text:p text:style-name="P48"><text:span text:style-name="T49">price</text:span><text:span text:style-name="T50"><text:s/>→ price of the item</text:span></text:p>
        </text:list-item>
        <text:list-item>
          <text:p text:style-name="P51"><text:span text:style-name="T52">category</text:span><text:span text:style-name="T53"><text:s/>→ type of food</text:span></text:p>
        </text:list-item>
        <text:list-item>
          <text:p text:style-name="P54"><text:span text:style-name="T55">image</text:span><text:span text:style-name="T56"><text:s/>→ image URL of the food</text:span></text:p>
        </text:list-item>
      </text:list>
      <text:p text:style-name="Normal"><text:span text:style-name="T57">This data acts as a<text:s/></text:span><text:span text:style-name="T58">temporary database</text:span><text:span text:style-name="T59">.</text:span></text:p>
      <text:p text:style-name="P60">6.Get Api Route</text:p>
      <text:p text:style-name="P61">app.get("/menu", (req, res) =&gt; {</text:p>
      <text:p text:style-name="P62"><text:s text:c="2"/>res.json(menuItems);</text:p>
      <text:p text:style-name="P63">});</text:p>
      <text:p text:style-name="P64">Explanation:<text:s/></text:p>
      <text:soft-page-break/>
      <text:p text:style-name="P65">This route handles GET requests.</text:p>
      <text:p text:style-name="P66">Purpose</text:p>
      <text:list text:style-name="LFO3" text:continue-numbering="true">
        <text:list-item>
          <text:p text:style-name="P67">When a client accesses /menu</text:p>
        </text:list-item>
        <text:list-item>
          <text:p text:style-name="P68"><text:span text:style-name="T69">The server returns<text:s/></text:span><text:span text:style-name="T70">all menu items in JSON format</text:span></text:p>
        </text:list-item>
      </text:list>
      <text:p text:style-name="P71">Home Route</text:p>
      <text:p text:style-name="P72">app.get("/", (req, res) =&gt; {</text:p>
      <text:p text:style-name="Normal"><text:span text:style-name="T73"><text:s text:c="2"/>res.send("Restaurant Server Running<text:s/></text:span><text:span text:style-name="T74">🍽</text:span><text:span text:style-name="T75">");</text:span></text:p>
      <text:p text:style-name="P76">});</text:p>
      <text:p text:style-name="P77">Explanation:<text:s/></text:p>
      <text:p text:style-name="P78">This is the default route of the server</text:p>
      <text:p text:style-name="P79">When the browser opens</text:p>
      <text:p text:style-name="Normal"><text:span text:style-name="T80"><text:s text:c="49"/></text:span><text:a xlink:href="http://localhost:3000" office:target-frame-name="_top" xlink:show="replace"><text:span text:style-name="T81">http://localhost:3000</text:span></text:a></text:p>
      <text:p text:style-name="P82">It will display</text:p>
      <text:p text:style-name="Normal"><text:span text:style-name="T83"><text:s text:c="25"/></text:span><text:span text:style-name="T84">Restaurant Server Running<text:s/></text:span><text:span text:style-name="T85">🍽</text:span></text:p>
      <text:p text:style-name="P86"/>
      <text:p text:style-name="P87">Starting the server</text:p>
      <text:p text:style-name="P88"/>
      <text:p text:style-name="P89">app.listen(PORT, () =&gt; {</text:p>
      <text:p text:style-name="P90"><text:s text:c="2"/>console.log(`Server running on http://localhost:${3000}`);</text:p>
      <text:p text:style-name="P91">});</text:p>
      <text:p text:style-name="P92">Explanation:<text:s/></text:p>
      <text:soft-page-break/>
      <text:p text:style-name="Normal"><text:span text:style-name="T93"><text:s text:c="5"/></text:span><text:span text:style-name="T94">This command start the server</text:span></text:p>
      <text:p text:style-name="P95"><text:s text:c="7"/>The server listens on port 3000</text:p>
      <text:p text:style-name="P96"><text:s text:c="8"/>When the server starts successfully, it prints a message in the console.</text:p>
      <text:p text:style-name="P97">Output</text:p>
      <text:p text:style-name="Normal"><text:span text:style-name="T98"><text:s text:c="16"/></text:span><text:span text:style-name="T99">Server running on<text:s/></text:span><text:a xlink:href="http://localhost:3000" office:target-frame-name="_top" xlink:show="replace"><text:span text:style-name="T100">http://localhost:3000</text:span></text:a></text:p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E74B5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E74B5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miya ishaq</meta:initial-creator>
    <dc:creator>sumiya ishaq</dc:creator>
    <meta:creation-date>2026-03-06T07:16:00Z</meta:creation-date>
    <dc:date>2026-03-06T07:51:00Z</dc:date>
    <meta:template xlink:href="Normal" xlink:type="simple"/>
    <meta:editing-cycles>1</meta:editing-cycles>
    <meta:editing-duration>PT2100S</meta:editing-duration>
    <meta:document-statistic meta:page-count="4" meta:paragraph-count="4" meta:word-count="319" meta:character-count="2137" meta:row-count="15" meta:non-whitespace-character-count="1822"/>
  </office:meta>
</office:document-meta>
</file>